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ext-properties style:font-name="Arial1" style:font-name-complex="Arial1"/>
    </style:style>
    <style:style style:name="ce4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4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office:value-type="string">
            <text:p>IV23081293</text:p>
          </table:table-cell>
          <table:table-cell office:value-type="string">
            <text:p>1254526022</text:p>
          </table:table-cell>
          <table:table-cell office:value-type="string">
            <text:p>503050901</text:p>
          </table:table-cell>
          <table:table-cell office:value-type="string">
            <text:p>50</text:p>
          </table:table-cell>
          <table:table-cell office:value-type="string">
            <text:p>22.39</text:p>
          </table:table-cell>
          <table:table-cell office:value-type="string">
            <text:p>1119.50</text:p>
          </table:table-cell>
          <table:table-cell table:number-columns-repeated="1018"/>
        </table:table-row>
        <table:table-row table:style-name="ro2">
          <table:table-cell office:value-type="string">
            <text:p>IV23081293</text:p>
          </table:table-cell>
          <table:table-cell office:value-type="string">
            <text:p>1254086001</text:p>
          </table:table-cell>
          <table:table-cell office:value-type="string">
            <text:p>503151201</text:p>
          </table:table-cell>
          <table:table-cell office:value-type="string">
            <text:p>180</text:p>
          </table:table-cell>
          <table:table-cell office:value-type="string">
            <text:p>10.86</text:p>
          </table:table-cell>
          <table:table-cell office:value-type="string">
            <text:p>1954.8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IV23081293</text:p>
          </table:table-cell>
          <table:table-cell office:value-type="string">
            <text:p>1254343015</text:p>
          </table:table-cell>
          <table:table-cell office:value-type="string">
            <text:p>503837111</text:p>
          </table:table-cell>
          <table:table-cell office:value-type="string">
            <text:p>20</text:p>
          </table:table-cell>
          <table:table-cell office:value-type="string">
            <text:p>36.44</text:p>
          </table:table-cell>
          <table:table-cell office:value-type="string">
            <text:p>728.8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IV23081293</text:p>
          </table:table-cell>
          <table:table-cell office:value-type="string">
            <text:p>1254118002</text:p>
          </table:table-cell>
          <table:table-cell office:value-type="string">
            <text:p>504253511</text:p>
          </table:table-cell>
          <table:table-cell office:value-type="string">
            <text:p>90</text:p>
          </table:table-cell>
          <table:table-cell office:value-type="string">
            <text:p>22.00</text:p>
          </table:table-cell>
          <table:table-cell office:value-type="string">
            <text:p>1980.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IV23081293</text:p>
          </table:table-cell>
          <table:table-cell office:value-type="string">
            <text:p>1254526030</text:p>
          </table:table-cell>
          <table:table-cell office:value-type="string">
            <text:p>505079121</text:p>
          </table:table-cell>
          <table:table-cell office:value-type="string">
            <text:p>260</text:p>
          </table:table-cell>
          <table:table-cell office:value-type="string">
            <text:p>23.00</text:p>
          </table:table-cell>
          <table:table-cell office:value-type="string">
            <text:p>5980.00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6">02/16/2024</text:date>, <text:time>14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4-02-16T14:37:58.80</dc:date>
    <meta:editing-duration>PT5M51S</meta:editing-duration>
    <meta:editing-cycles>1</meta:editing-cycles>
    <meta:document-statistic meta:table-count="1" meta:cell-count="36" meta:object-count="0"/>
  </office:meta>
</office:document-meta>
</file>